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8000000080FACDFC3C.png" manifest:media-type="image/png"/>
  <manifest:file-entry manifest:full-path="Pictures/100002010000005D00000060CB9FCE60.png" manifest:media-type="image/png"/>
  <manifest:file-entry manifest:full-path="Pictures/10000201000000520000004F5A2178FF.png" manifest:media-type="image/png"/>
  <manifest:file-entry manifest:full-path="Pictures/100002010000005400000040D0C47F37.png" manifest:media-type="image/png"/>
  <manifest:file-entry manifest:full-path="Pictures/100002010000007B0000004FE6B52CA9.png" manifest:media-type="image/png"/>
  <manifest:file-entry manifest:full-path="Pictures/1000020100000100000001006CDC96F6.png" manifest:media-type="image/png"/>
  <manifest:file-entry manifest:full-path="Pictures/10000201000000A8000000A86CA07E7B.png" manifest:media-type="image/png"/>
  <manifest:file-entry manifest:full-path="Pictures/100002010000010800000107E28786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7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_32__20_Dots_20_1_20_Dash" svg:stroke-width="0.051cm" svg:stroke-color="#dc23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4cm" svg:height="2.54cm" svg:x="8.493cm" svg:y="12.151cm">
          <draw:image xlink:href="Pictures/100002010000010800000107E28786C9.png" xlink:type="simple" xlink:show="embed" xlink:actuate="onLoad">
            <text:p/>
          </draw:image>
        </draw:frame>
        <draw:frame draw:style-name="gr2" draw:text-style-name="P2" draw:layer="layout" svg:width="1.227cm" svg:height="1.227cm" draw:transform="rotate (0.762534350196323) translate (9.978cm 15.672cm)">
          <draw:image xlink:href="Pictures/10000201000000A8000000A86CA07E7B.png" xlink:type="simple" xlink:show="embed" xlink:actuate="onLoad">
            <text:p/>
          </draw:image>
        </draw:frame>
        <draw:frame draw:style-name="gr2" draw:text-style-name="P2" draw:layer="layout" svg:width="1.227cm" svg:height="1.227cm" draw:transform="rotate (0.461115988376902) translate (6.848cm 14.627cm)">
          <draw:image xlink:href="Pictures/10000201000000A8000000A86CA07E7B.png" xlink:type="simple" xlink:show="embed" xlink:actuate="onLoad">
            <text:p/>
          </draw:image>
        </draw:frame>
        <draw:frame draw:style-name="gr3" draw:text-style-name="P2" draw:layer="layout" svg:width="3.253cm" svg:height="2.089cm" svg:x="4.304cm" svg:y="12.623cm">
          <draw:image xlink:href="Pictures/100002010000007B0000004FE6B52CA9.png" xlink:type="simple" xlink:show="embed" xlink:actuate="onLoad">
            <text:p/>
          </draw:image>
        </draw:frame>
        <draw:frame draw:style-name="gr2" draw:text-style-name="P2" draw:layer="layout" svg:width="2.222cm" svg:height="1.692cm" svg:x="14.208cm" svg:y="17.85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2" draw:layer="layout" svg:width="2.169cm" svg:height="2.089cm" svg:x="23.596cm" svg:y="12.621cm">
          <draw:image xlink:href="Pictures/10000201000000520000004F5A2178FF.png" xlink:type="simple" xlink:show="embed" xlink:actuate="onLoad">
            <text:p/>
          </draw:image>
        </draw:frame>
        <draw:frame draw:style-name="gr2" draw:text-style-name="P2" draw:layer="layout" svg:width="2.46cm" svg:height="2.539cm" svg:x="7.47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2" draw:layer="layout" svg:width="2.222cm" svg:height="1.692cm" svg:x="14.208cm" svg:y="10.78cm">
          <draw:image xlink:href="Pictures/100002010000005400000040D0C47F37.png" xlink:type="simple" xlink:show="embed" xlink:actuate="onLoad">
            <text:p/>
          </draw:image>
        </draw:frame>
        <draw:frame draw:style-name="gr2" draw:text-style-name="P2" draw:layer="layout" svg:width="2.46cm" svg:height="2.539cm" svg:x="20.257cm" svg:y="16.05cm">
          <draw:image xlink:href="Pictures/100002010000005D00000060CB9FCE60.png" xlink:type="simple" xlink:show="embed" xlink:actuate="onLoad">
            <text:p/>
          </draw:image>
        </draw:frame>
        <draw:frame draw:style-name="gr2" draw:text-style-name="P2" draw:layer="layout" svg:width="1.145cm" svg:height="1.143cm" svg:x="16.492cm" svg:y="11.044cm">
          <draw:image xlink:href="Pictures/1000020100000100000001006CDC96F6.png" xlink:type="simple" xlink:show="embed" xlink:actuate="onLoad">
            <text:p/>
          </draw:image>
        </draw:frame>
        <draw:line draw:style-name="gr4" draw:text-style-name="P2" draw:layer="layout" svg:x1="7.223cm" svg:y1="14.208cm" svg:x2="8.493cm" svg:y2="16.24cm">
          <text:p/>
        </draw:line>
        <draw:line draw:style-name="gr4" draw:text-style-name="P2" draw:layer="layout" svg:x1="7.223cm" svg:y1="13.954cm" svg:x2="15.097cm" svg:y2="17.764cm">
          <text:p/>
        </draw:line>
        <draw:line draw:style-name="gr5" draw:text-style-name="P2" draw:layer="layout" svg:x1="23.86cm" svg:y1="14.335cm" svg:x2="21.447cm" svg:y2="16.367cm">
          <text:p/>
        </draw:line>
        <draw:line draw:style-name="gr5" draw:text-style-name="P2" draw:layer="layout" svg:x1="23.86cm" svg:y1="14.081cm" svg:x2="15.478cm" svg:y2="17.764cm">
          <text:p/>
        </draw:line>
        <draw:frame draw:style-name="gr2" draw:text-style-name="P2" draw:layer="layout" svg:width="1.145cm" svg:height="1.143cm" svg:x="22.717cm" svg:y="11.922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2" draw:layer="layout" svg:width="1.145cm" svg:height="1.143cm" svg:x="7.221cm" svg:y="11.795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2" draw:layer="layout" svg:width="1.27cm" svg:height="1.27cm" svg:x="4.834cm" svg:y="11.733cm">
          <draw:image xlink:href="Pictures/100002010000008000000080FACDFC3C.png" xlink:type="simple" xlink:show="embed" xlink:actuate="onLoad">
            <text:p/>
          </draw:image>
        </draw:frame>
        <draw:frame draw:style-name="gr2" draw:text-style-name="P2" draw:layer="layout" svg:width="1.145cm" svg:height="1.143cm" svg:x="16.365cm" svg:y="18.018cm">
          <draw:image xlink:href="Pictures/1000020100000100000001006CDC96F6.png" xlink:type="simple" xlink:show="embed" xlink:actuate="onLoad">
            <text:p/>
          </draw:image>
        </draw:frame>
        <draw:frame draw:style-name="gr2" draw:text-style-name="P2" draw:layer="layout" svg:width="1.145cm" svg:height="1.143cm" svg:x="19.561cm" svg:y="16.748cm">
          <draw:image xlink:href="Pictures/1000020100000100000001006CDC96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2T21:38:37.855339852</meta:creation-date>
    <dc:date>2015-09-04T10:59:31.138782693</dc:date>
    <meta:editing-duration>PT18M22S</meta:editing-duration>
    <meta:editing-cycles>11</meta:editing-cycles>
    <meta:generator>LibreOffice/4.4.0.3$Linux_x86 LibreOffice_project/de093506bcdc5fafd9023ee680b8c60e3e0645d7</meta:generator>
    <meta:document-statistic meta:object-count="19"/>
  </office:meta>
</office:document-meta>
</file>